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officeooo:rsid="000cee9f" officeooo:paragraph-rsid="000cee9f"/>
    </style:style>
    <style:style style:name="P2" style:family="paragraph" style:parent-style-name="Standard">
      <style:text-properties officeooo:rsid="000cee9f" officeooo:paragraph-rsid="000cee9f"/>
    </style:style>
    <style:style style:name="P3" style:family="paragraph" style:parent-style-name="Standard">
      <style:text-properties officeooo:rsid="000d3516" officeooo:paragraph-rsid="000d3516"/>
    </style:style>
    <style:style style:name="P4" style:family="paragraph" style:parent-style-name="Standard">
      <style:paragraph-properties fo:text-align="center" style:justify-single-word="false"/>
      <style:text-properties officeooo:rsid="000d3516" officeooo:paragraph-rsid="000d3516"/>
    </style:style>
    <style:style style:name="P5" style:family="paragraph" style:parent-style-name="Standard">
      <style:text-properties officeooo:paragraph-rsid="000d3516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ffffff" loext:opacity="100%" style:font-name="Roboto" fo:font-size="12pt" fo:letter-spacing="normal" fo:font-style="normal" fo:font-weight="normal" officeooo:paragraph-rsid="000cee9f"/>
    </style:style>
    <style:style style:name="T1" style:family="text">
      <style:text-properties officeooo:rsid="000cee9f"/>
    </style:style>
    <style:style style:name="T2" style:family="text">
      <style:text-properties officeooo:rsid="000d3516"/>
    </style:style>
    <style:style style:name="T3" style:family="text">
      <style:text-properties fo:font-variant="normal" fo:text-transform="none" style:font-name="var font-family-monospace" fo:font-style="normal"/>
    </style:style>
    <style:style style:name="T4" style:family="text">
      <style:text-properties fo:font-variant="normal" fo:text-transform="none" style:font-name="var font-family-monospac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егулярные выражения</text:p>
      <text:p text:style-name="P6"/>
      <text:p text:style-name="P5"><text:span text:style-name="T2">1Найдите все натуральные числа (возможно, окружённые буквами);</text:span></text:p>
      <text:p text:style-name="P5"><text:span text:style-name="T4">(?&lt;![0-9])[0-9]+(?![0-9])</text:span></text:p>
      <text:p text:style-name="P3"/>
      <text:p text:style-name="P5"><text:span text:style-name="T2">2Найдите все «слова», написанные капсом (то есть строго заглавными), возможно внутри настоящих слов (аааБББввв);</text:span></text:p>
      <text:p text:style-name="P5"><text:span text:style-name="T4">\b[A-Z]+\b</text:span></text:p>
      <text:p text:style-name="P3"/>
      <text:p text:style-name="P5"><text:span text:style-name="T2">3Найдите слова, в которых есть русская буква, а за ней цифра;</text:span></text:p>
      <text:p text:style-name="P5"><text:span text:style-name="T4">\w*[а-яА-Я]+\d\w*</text:span></text:p>
      <text:p text:style-name="P3"/>
      <text:p text:style-name="P5"><text:span text:style-name="T2">4Найдите все слова, начинающиеся с русской или латинской большой буквы (\b — граница слова);</text:span></text:p>
      <text:p text:style-name="P5"><text:span text:style-name="T4">\b[А-ЯA-Z]\w*</text:span></text:p>
      <text:p text:style-name="P3"/>
      <text:p text:style-name="P5"><text:span text:style-name="T2">5Найдите слова, которые начинаются на гласную (\b — граница слова);</text:span></text:p>
      <text:p text:style-name="P5"><text:span text:style-name="T4">\b[aeiouаеёиоуыэюяAEIOUYАЕЁИОУЫЭЮЯ]\w*</text:span></text:p>
      <text:p text:style-name="P3"/>
      <text:p text:style-name="P5"><text:span text:style-name="T2">6</text:span><text:span text:style-name="T4">(Найдите все натуральные числа, не находящиеся на границе слова;</text:span></text:p>
      <text:p text:style-name="P5"><text:span text:style-name="T4">?&lt;=\D)[0-9]+(?=\D)</text:span></text:p>
      <text:p text:style-name="P3"/>
      <text:p text:style-name="P5"><text:span text:style-name="T2">7</text:span><text:span text:style-name="T4">.Найдите строчки, в которых есть символ * (. — это точно не конец строки!);</text:span></text:p>
      <text:p text:style-name="P5"><text:span text:style-name="T4">*\*.*</text:span></text:p>
      <text:p text:style-name="P3"/>
      <text:p text:style-name="P5"><text:span text:style-name="T2">8</text:span><text:span text:style-name="T4">.Найдите строчки, в которых есть открывающая и когда-нибудь потом закрывающая скобки;</text:span></text:p>
      <text:p text:style-name="P5"><text:span text:style-name="T4">*\(.*\).*</text:span></text:p>
      <text:p text:style-name="P3"/>
      <text:p text:style-name="P5"><text:span text:style-name="T2">9Выделите одним махом весь кусок оглавления (в конце примера, вместе с тегами);</text:span></text:p>
      <text:p text:style-name="P5"><text:span text:style-name="T4">&lt;оглавление&gt;.*?&lt;/оглавление&gt;</text:span></text:p>
      <text:p text:style-name="P3"/>
      <text:p text:style-name="P5"><text:span text:style-name="T2">10Выделите одним махом только текстовую часть оглавления, без тегов;</text:span></text:p>
      <text:p text:style-name="P5"><text:span text:style-name="T4">(?&lt;=&lt;оглавление&gt;).*?(?=&lt;/оглавление&gt;)</text:span></text:p>
      <text:p text:style-name="P3"/>
      <text:p text:style-name="P5"><text:span text:style-name="T2">11Найдите пустые строчки;</text:span></text:p>
      <text:p text:style-name="P5"><text:span text:style-name="T4">^\s*$</text:span></text:p>
      <text:p text:style-name="P3"/>
      <text:p text:style-name="P5"><text:span text:style-name="T2">12Найти все теги, не включая их содержимое.</text:span></text:p>
      <text:p text:style-name="P5"><text:span text:style-name="T4">&lt;[^&gt;]+&gt;</text:span></text:p>
      <text:p text:style-name="P5"><text:span text:style-name="T4"/></text:p>
      <text:p text:style-name="P4"><text:span text:style-name="T4">пз 14</text:span></text:p>
      <text:p text:style-name="P4"><text:span text:style-name="T4">вариант 6</text:span></text:p>
      <text:p text:style-name="P5"><text:span text:style-name="T2">Задание:</text:span>Из исходного текстового файла (ip_address.txt) из раздела «Зарезервированные адреса» перенести в первый файл строки с ненулевыми первым и вторым октетами, а во второй – все остальные. Посчитать количество полученных строк в каждом файле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Roboto" svg:font-family="Roboto, apple-system, BlinkMacSystemFont, 'Apple Color Emoji', 'Segoe UI', Oxygen, Ubuntu, Cantarell, 'Fira Sans', 'Droid Sans', 'Helvetica Neue'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0T17:46:05.017980345</dc:date>
    <meta:editing-cycles>3</meta:editing-cycles>
    <meta:editing-duration>PT20M27S</meta:editing-duration>
    <meta:document-statistic meta:table-count="0" meta:image-count="0" meta:object-count="0" meta:page-count="1" meta:paragraph-count="28" meta:word-count="168" meta:character-count="1327" meta:non-whitespace-character-count="1183"/>
    <meta:user-defined meta:name="Поле 1"/>
    <meta:user-defined meta:name="Поле 2"/>
    <meta:user-defined meta:name="Поле 3"/>
    <meta:user-defined meta:name="Поле 4"/>
  </office:meta>
</office:document-meta>
</file>